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55cm" fo:min-width="3.56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21cm" fo:min-width="3.53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51cm" fo:min-width="3.53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color="#000000" draw:marker-end="Arrow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04cm" fo:min-width="3.53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color="#000000" draw:marker-end="Arrow" draw:textarea-vertical-align="middle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581cm" fo:min-width="3.53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38cm" fo:min-width="3.53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09cm" fo:min-width="3.53cm" fo:padding-top="0.142cm" fo:padding-bottom="0.142cm" fo:padding-left="0.267cm" fo:padding-right="0.267cm"/>
      <style:paragraph-properties style:writing-mode="lr-tb"/>
    </style:style>
    <style:style style:name="co1" style:family="table-column">
      <style:table-column-properties style:column-width="5.549cm" style:use-optimal-column-width="false"/>
    </style:style>
    <style:style style:name="co2" style:family="table-column">
      <style:table-column-properties style:column-width="5.557cm" style:use-optimal-column-width="false"/>
    </style:style>
    <style:style style:name="ro1" style:family="table-row">
      <style:table-row-properties style:row-height="1.966cm" style:use-optimal-row-height="false"/>
    </style:style>
    <style:style style:name="ro2" style:family="table-row">
      <style:table-row-properties style:row-height="17.26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7.752cm" svg:height="19.227cm" svg:x="0.777cm" svg:y="1.0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RELASI</text:span></text:p>
              </table:table-cell>
              <table:table-cell>
                <text:p text:style-name="P1">PENJUALAN</text:p>
              </table:table-cell>
              <table:table-cell>
                <text:p text:style-name="P1">KASIR / AKUTANSI</text:p>
              </table:table-cell>
              <table:table-cell>
                <text:p text:style-name="P1">STOK</text:p>
              </table:table-cell>
              <table:table-cell>
                <text:p text:style-name="P1">DRIVER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xml:id="id1" draw:id="id1" draw:layer="layout" svg:width="4.064cm" svg:height="1.905cm" svg:x="1.508cm" svg:y="3.54cm">
          <text:p text:style-name="P2"><text:span text:style-name="T2">Melakukan pemesana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064cm" svg:height="1.905cm" svg:x="7.108cm" svg:y="3.54cm">
          <text:p text:style-name="P2"><text:span text:style-name="T2">Mengisi form penjuala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064cm" svg:height="2.794cm" svg:x="12.608cm" svg:y="3.54cm">
          <text:p text:style-name="P2"><text:span text:style-name="T2">Memberikan harga pada form penjuala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4.064cm" svg:height="1.905cm" svg:x="12.657cm" svg:y="7.696cm">
          <text:p text:style-name="P2"><text:span text:style-name="T2">Mencetak Invoic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572cm" svg:y1="4.492cm" svg:x2="7.108cm" svg:y2="4.492cm" draw:start-shape="id1" draw:start-glue-point="1" draw:end-shape="id2" draw:end-glue-point="3" svg:d="M5572 4492h1536" svg:viewBox="0 0 1537 1">
          <text:p/>
        </draw:connector>
        <draw:custom-shape draw:style-name="gr5" draw:text-style-name="P3" xml:id="id3" draw:id="id3" draw:layer="layout" svg:width="4.064cm" svg:height="2.488cm" svg:x="7.108cm" svg:y="6.64cm">
          <text:p text:style-name="P2"><text:span text:style-name="T2">Membuat Surat jalan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9.14cm" svg:y1="5.445cm" svg:x2="9.14cm" svg:y2="6.64cm" draw:start-shape="id2" draw:start-glue-point="2" draw:end-shape="id3" draw:end-glue-point="0" svg:d="M9140 5445v1195" svg:viewBox="0 0 1 1196">
          <text:p/>
        </draw:connector>
        <draw:connector draw:style-name="gr4" draw:text-style-name="P4" draw:layer="layout" svg:x1="11.172cm" svg:y1="7.884cm" svg:x2="12.608cm" svg:y2="4.937cm" draw:start-shape="id3" draw:start-glue-point="1" draw:end-shape="id4" draw:end-glue-point="3" svg:d="M11172 7884h718v-2947h718" svg:viewBox="0 0 1437 2948">
          <text:p/>
        </draw:connector>
        <draw:custom-shape draw:style-name="gr7" draw:text-style-name="P3" xml:id="id5" draw:id="id5" draw:layer="layout" svg:width="4.064cm" svg:height="2.865cm" svg:x="18.245cm" svg:y="3.567cm">
          <text:p text:style-name="P2"><text:span text:style-name="T2">Input Nomor Tabung berdasarkan pesanan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0.879cm 2.795cm" svg:x1="9.14cm" svg:y1="9.128cm" svg:x2="18.245cm" svg:y2="4.999cm" draw:start-shape="id3" draw:start-glue-point="2" draw:end-shape="id5" draw:end-glue-point="3" svg:d="M9140 9128v1397h8364v-5526h741" svg:viewBox="0 0 9106 5527">
          <text:p/>
        </draw:connector>
        <draw:custom-shape draw:style-name="gr8" draw:text-style-name="P3" xml:id="id6" draw:id="id6" draw:layer="layout" svg:width="4.064cm" svg:height="1.822cm" svg:x="23.657cm" svg:y="4.096cm">
          <text:p text:style-name="P2"><text:span text:style-name="T2">Memuat tabung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2.309cm" svg:y1="4.999cm" svg:x2="23.657cm" svg:y2="5.007cm" draw:start-shape="id5" draw:start-glue-point="1" draw:end-shape="id6" draw:end-glue-point="3" svg:d="M22309 4999h674v8h674" svg:viewBox="0 0 1349 9">
          <text:p/>
        </draw:connector>
        <draw:connector draw:style-name="gr4" draw:text-style-name="P4" draw:layer="layout" svg:x1="9.14cm" svg:y1="5.445cm" svg:x2="9.14cm" svg:y2="6.64cm" svg:d="M9140 5445v1195" svg:viewBox="0 0 1 1196">
          <text:p/>
        </draw:connector>
        <draw:connector draw:style-name="gr4" draw:text-style-name="P4" draw:layer="layout" svg:x1="14.64cm" svg:y1="6.334cm" svg:x2="14.689cm" svg:y2="7.696cm" draw:start-shape="id4" draw:start-glue-point="2" draw:end-shape="id7" draw:end-glue-point="0" svg:d="M14640 6334v681h49v681" svg:viewBox="0 0 50 1363">
          <text:p/>
        </draw:connector>
        <draw:custom-shape draw:style-name="gr9" draw:text-style-name="P3" xml:id="id8" draw:id="id8" draw:layer="layout" svg:width="4.064cm" svg:height="2.374cm" svg:x="23.657cm" svg:y="10.496cm">
          <text:p text:style-name="P2"><text:span text:style-name="T2">Melakukan pengantaran tabung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5.689cm" svg:y1="5.918cm" svg:x2="25.689cm" svg:y2="10.496cm" draw:start-shape="id6" draw:start-glue-point="2" draw:end-shape="id8" draw:end-glue-point="0" svg:d="M25689 5918v4578" svg:viewBox="0 0 1 4579">
          <text:p/>
        </draw:connector>
        <draw:custom-shape draw:style-name="gr2" draw:text-style-name="P3" xml:id="id9" draw:id="id9" draw:layer="layout" svg:width="4.064cm" svg:height="1.905cm" svg:x="1.508cm" svg:y="10.74cm">
          <text:p text:style-name="P2"><text:span text:style-name="T2">Menerima pemesanan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3.657cm" svg:y1="11.683cm" svg:x2="5.572cm" svg:y2="11.692cm" draw:start-shape="id8" draw:start-glue-point="3" draw:end-shape="id9" draw:end-glue-point="1" svg:d="M23657 11683h-9042v9h-9043" svg:viewBox="0 0 18086 10">
          <text:p/>
        </draw:connector>
        <draw:custom-shape draw:style-name="gr2" draw:text-style-name="P3" xml:id="id10" draw:id="id10" draw:layer="layout" svg:width="4.064cm" svg:height="1.905cm" svg:x="1.508cm" svg:y="13.94cm">
          <text:p text:style-name="P2"><text:span text:style-name="T2">Klaim dan tabung kosong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3.54cm" svg:y1="12.645cm" svg:x2="3.54cm" svg:y2="13.94cm" draw:start-shape="id9" draw:start-glue-point="2" draw:end-shape="id10" draw:end-glue-point="0" svg:d="M3540 12645v1295" svg:viewBox="0 0 1 1296">
          <text:p/>
        </draw:connector>
        <draw:custom-shape draw:style-name="gr9" draw:text-style-name="P6" xml:id="id11" draw:id="id11" draw:layer="layout" svg:width="4.064cm" svg:height="2.374cm" svg:x="23.657cm" svg:y="13.696cm">
          <text:p text:style-name="P5"><text:span text:style-name="T3">Melaporkan klaim dan tabung kosong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572cm" svg:y1="14.892cm" svg:x2="23.657cm" svg:y2="14.883cm" draw:start-shape="id10" draw:start-glue-point="1" draw:end-shape="id11" draw:end-glue-point="3" svg:d="M5572 14892h9043v-9h9042" svg:viewBox="0 0 18086 10">
          <text:p/>
        </draw:connector>
        <draw:custom-shape draw:style-name="gr5" draw:text-style-name="P8" xml:id="id12" draw:id="id12" draw:layer="layout" svg:width="4.064cm" svg:height="2.488cm" svg:x="7.108cm" svg:y="15.94cm">
          <text:p text:style-name="P7"><text:span text:style-name="T4">Input klaim dan tabung kosong berdasarkan no surat jalan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5.689cm" svg:y1="16.07cm" svg:x2="11.172cm" svg:y2="17.184cm" draw:start-shape="id11" draw:start-glue-point="2" draw:end-shape="id12" draw:end-glue-point="1" svg:d="M25689 16070v1114h-14517" svg:viewBox="0 0 14518 111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11:28:37.647179751</meta:creation-date>
    <dc:date>2021-04-03T14:20:55.308649112</dc:date>
    <meta:editing-duration>PT2H1M6S</meta:editing-duration>
    <meta:editing-cycles>1</meta:editing-cycles>
    <meta:document-statistic meta:object-count="25"/>
    <meta:generator>LibreOffice/6.4.6.2$Linux_X86_64 LibreOffice_project/40$Build-2</meta:generator>
  </office:meta>
</office:document-meta>
</file>